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圖書館借書機(單人提議)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Raspberry Pi Vers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理由及啟發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現在圖書館使用大量的舊PC造成不少耗電量，除了使用Raspberry Pi 4B來取代查詢台之外，也想嘗試做個借書機減少能源上的消耗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預計硬體配置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1xRaspberry Pi(1xmouse &amp; 5v3A &amp; micro-HDMI for model 4B/400)</text:p>
                <text:p>1xMonitor(5-10inch, E-INK better)</text:p>
                <text:p>1xprinter(Print book name &amp; date)</text:p>
                <text:p>1xRFID or camera with AI(Read book ID)</text:p>
                <text:p>1xNFC(Read student card)</text:p>
                <text:p>Case make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軟體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Raspbeyy Pi OS</text:p>
                <text:p>Python with GPIO</text:p>
                <text:p>Guest View(webpage or use C / Python)</text:p>
                <text:p>and more..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roid Sans Fallback" style:font-size-asian="24pt" style:language-asian="zh" style:country-asian="TW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4T21:44:38.365458198</meta:creation-date>
    <dc:date>2021-03-25T07:42:01.176794270</dc:date>
    <meta:editing-duration>PT9H7M43S</meta:editing-duration>
    <meta:editing-cycles>2</meta:editing-cycles>
    <meta:generator>LibreOffice/6.1.5.2$Linux_ARM_EABI LibreOffice_project/10$Build-2</meta:generator>
    <meta:document-statistic meta:object-count="37"/>
  </office:meta>
</office:document-meta>
</file>